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094446f"/>
    </style:style>
    <style:style style:name="P4" style:family="paragraph" style:parent-style-name="Exalted">
      <style:text-properties officeooo:paragraph-rsid="009b474d"/>
    </style:style>
    <style:style style:name="P5" style:family="paragraph" style:parent-style-name="Exalted">
      <style:text-properties officeooo:rsid="00a092f8" officeooo:paragraph-rsid="00a092f8"/>
    </style:style>
    <style:style style:name="P6" style:family="paragraph" style:parent-style-name="Sidebar">
      <style:text-properties officeooo:rsid="00a092f8" officeooo:paragraph-rsid="00a092f8"/>
    </style:style>
    <style:style style:name="P7" style:family="paragraph" style:parent-style-name="Sidebar_20_Heading">
      <style:text-properties officeooo:rsid="00a092f8" officeooo:paragraph-rsid="00a092f8"/>
    </style:style>
    <style:style style:name="P8" style:family="paragraph" style:parent-style-name="Sidebar">
      <style:text-properties officeooo:rsid="00a27222" officeooo:paragraph-rsid="00a27222"/>
    </style:style>
    <style:style style:name="P9" style:family="paragraph" style:parent-style-name="Exalted">
      <style:text-properties officeooo:rsid="00a4fdf9" officeooo:paragraph-rsid="00a4fdf9"/>
    </style:style>
    <style:style style:name="P10" style:family="paragraph" style:parent-style-name="Exalted">
      <style:text-properties fo:font-style="normal" officeooo:rsid="00a4fdf9" officeooo:paragraph-rsid="00a4fdf9" style:font-style-asian="normal" style:font-style-complex="normal"/>
    </style:style>
    <style:style style:name="P11" style:family="paragraph" style:parent-style-name="Heading_20_4">
      <style:text-properties fo:font-style="normal" officeooo:rsid="00a4fdf9" officeooo:paragraph-rsid="00a6a473" style:font-style-asian="normal" style:font-style-complex="normal"/>
    </style:style>
    <style:style style:name="P12" style:family="paragraph" style:parent-style-name="Heading_20_4">
      <style:text-properties fo:font-style="normal" officeooo:rsid="00a4fdf9" officeooo:paragraph-rsid="00b392ea" style:font-style-asian="normal" style:font-style-complex="normal"/>
    </style:style>
    <style:style style:name="P13" style:family="paragraph" style:parent-style-name="Exalted">
      <style:text-properties fo:font-style="normal" officeooo:rsid="00a6a473" officeooo:paragraph-rsid="00a6a473" style:font-style-asian="normal" style:font-style-complex="normal"/>
    </style:style>
    <style:style style:name="P14" style:family="paragraph" style:parent-style-name="Exalted">
      <style:text-properties fo:font-style="normal" officeooo:rsid="00b392ea" officeooo:paragraph-rsid="00b392ea" style:font-style-asian="normal" style:font-style-complex="normal"/>
    </style:style>
    <style:style style:name="P15" style:family="paragraph" style:parent-style-name="Exalted">
      <style:text-properties fo:font-style="normal" officeooo:rsid="00ab1075" officeooo:paragraph-rsid="00b9cc24" style:font-style-asian="normal" style:font-style-complex="normal"/>
    </style:style>
    <style:style style:name="P16" style:family="paragraph" style:parent-style-name="Exalted">
      <style:text-properties fo:font-style="normal" officeooo:rsid="00b9cc24" officeooo:paragraph-rsid="00b9cc24" style:font-style-asian="normal" style:font-style-complex="normal"/>
    </style:style>
    <style:style style:name="P17" style:family="paragraph" style:parent-style-name="Exalted">
      <style:text-properties fo:font-style="normal" officeooo:rsid="00db2625" officeooo:paragraph-rsid="00db2625" style:font-style-asian="normal" style:font-style-complex="normal"/>
    </style:style>
    <style:style style:name="P18" style:family="paragraph" style:parent-style-name="Exalted">
      <style:text-properties fo:font-style="normal" fo:font-weight="normal" officeooo:rsid="00eeef45" officeooo:paragraph-rsid="00fb5529" style:font-style-asian="normal" style:font-weight-asian="normal" style:font-style-complex="normal" style:font-weight-complex="normal"/>
    </style:style>
    <style:style style:name="P19" style:family="paragraph" style:parent-style-name="Exalted">
      <style:text-properties fo:font-style="normal" fo:font-weight="normal" officeooo:rsid="00fb5529" officeooo:paragraph-rsid="00fb5529" style:font-style-asian="normal" style:font-weight-asian="normal" style:font-style-complex="normal" style:font-weight-complex="normal"/>
    </style:style>
    <style:style style:name="P20" style:family="paragraph" style:parent-style-name="Exalted">
      <style:text-properties fo:font-style="normal" fo:font-weight="normal" officeooo:rsid="00eeef45" officeooo:paragraph-rsid="010dce8e" style:language-asian="zh" style:country-asian="CN" style:font-style-asian="normal" style:font-weight-asian="normal" style:language-complex="hi" style:country-complex="IN" style:font-style-complex="normal" style:font-weight-complex="normal"/>
    </style:style>
    <style:style style:name="P21" style:family="paragraph" style:parent-style-name="Exalted">
      <style:text-properties fo:font-style="normal" fo:font-weight="normal" officeooo:rsid="010dce8e" officeooo:paragraph-rsid="010dce8e" style:language-asian="zh" style:country-asian="CN" style:font-style-asian="normal" style:font-weight-asian="normal" style:language-complex="hi" style:country-complex="IN" style:font-style-complex="normal" style:font-weight-complex="normal"/>
    </style:style>
    <style:style style:name="P22" style:family="paragraph" style:parent-style-name="Exalted">
      <style:text-properties fo:font-style="normal" fo:font-weight="normal" officeooo:rsid="010f5bf6" officeooo:paragraph-rsid="010f5bf6" style:language-asian="zh" style:country-asian="CN" style:font-style-asian="normal" style:font-weight-asian="normal" style:language-complex="hi" style:country-complex="IN" style:font-style-complex="normal" style:font-weight-complex="normal"/>
    </style:style>
    <style:style style:name="P23" style:family="paragraph" style:parent-style-name="Greater_20_Charm">
      <style:text-properties fo:font-style="normal" fo:font-weight="bold" officeooo:rsid="00f9e10a" officeooo:paragraph-rsid="00fb5529" style:font-style-asian="normal" style:font-weight-asian="bold" style:font-style-complex="normal" style:font-weight-complex="bold"/>
    </style:style>
    <style:style style:name="P24" style:family="paragraph" style:parent-style-name="Greater_20_Charm">
      <style:text-properties fo:font-style="normal" fo:font-weight="bold" officeooo:rsid="00f9e10a" officeooo:paragraph-rsid="010dce8e" style:language-asian="zh" style:country-asian="CN" style:font-style-asian="normal" style:font-weight-asian="bold" style:language-complex="hi" style:country-complex="IN" style:font-style-complex="normal" style:font-weight-complex="bold"/>
    </style:style>
    <style:style style:name="P25" style:family="paragraph" style:parent-style-name="Exalted">
      <style:text-properties officeooo:paragraph-rsid="00b458b2"/>
    </style:style>
    <style:style style:name="P26" style:family="paragraph" style:parent-style-name="Exalted">
      <style:text-properties officeooo:rsid="00b6b6a7" officeooo:paragraph-rsid="00b6b6a7"/>
    </style:style>
    <style:style style:name="P27" style:family="paragraph" style:parent-style-name="Exalted">
      <style:text-properties officeooo:paragraph-rsid="00b6b6a7"/>
    </style:style>
    <style:style style:name="P28" style:family="paragraph" style:parent-style-name="Exalted">
      <style:text-properties officeooo:paragraph-rsid="00b6e52e"/>
    </style:style>
    <style:style style:name="P29" style:family="paragraph" style:parent-style-name="Exalted">
      <style:text-properties officeooo:paragraph-rsid="00bda86a"/>
    </style:style>
    <style:style style:name="P30" style:family="paragraph" style:parent-style-name="Exalted">
      <style:text-properties officeooo:rsid="00bda86a" officeooo:paragraph-rsid="00c93eff"/>
    </style:style>
    <style:style style:name="P31" style:family="paragraph" style:parent-style-name="Exalted">
      <style:text-properties officeooo:paragraph-rsid="00bdc5c7"/>
    </style:style>
    <style:style style:name="P32" style:family="paragraph" style:parent-style-name="Exalted">
      <style:text-properties officeooo:rsid="00bdc5c7" officeooo:paragraph-rsid="00bdc5c7"/>
    </style:style>
    <style:style style:name="P33" style:family="paragraph" style:parent-style-name="Exalted">
      <style:text-properties officeooo:paragraph-rsid="00bf1a24"/>
    </style:style>
    <style:style style:name="P34" style:family="paragraph" style:parent-style-name="Exalted">
      <style:text-properties officeooo:paragraph-rsid="00c0e6d7"/>
    </style:style>
    <style:style style:name="P35" style:family="paragraph" style:parent-style-name="Exalted">
      <style:text-properties officeooo:rsid="00c1611c" officeooo:paragraph-rsid="00c1611c"/>
    </style:style>
    <style:style style:name="P36" style:family="paragraph" style:parent-style-name="Exalted">
      <style:text-properties officeooo:paragraph-rsid="00c4fbc3"/>
    </style:style>
    <style:style style:name="P37" style:family="paragraph" style:parent-style-name="Exalted">
      <style:text-properties officeooo:rsid="00c4fbc3" officeooo:paragraph-rsid="00c4fbc3"/>
    </style:style>
    <style:style style:name="P38" style:family="paragraph" style:parent-style-name="Exalted">
      <style:text-properties officeooo:paragraph-rsid="00c93eff"/>
    </style:style>
    <style:style style:name="P39" style:family="paragraph" style:parent-style-name="Exalted">
      <style:text-properties officeooo:rsid="00d35cb0" officeooo:paragraph-rsid="00d35cb0"/>
    </style:style>
    <style:style style:name="P40" style:family="paragraph" style:parent-style-name="Greater_20_Charm">
      <style:text-properties officeooo:paragraph-rsid="00af18bf"/>
    </style:style>
    <style:style style:name="P41" style:family="paragraph" style:parent-style-name="Greater_20_Charm">
      <style:paragraph-properties fo:break-before="column"/>
    </style:style>
    <style:style style:name="P42" style:family="paragraph" style:parent-style-name="Exalted">
      <style:text-properties officeooo:paragraph-rsid="00d8de1f"/>
    </style:style>
    <style:style style:name="P43" style:family="paragraph" style:parent-style-name="Exalted">
      <style:text-properties officeooo:paragraph-rsid="00d9e54e"/>
    </style:style>
    <style:style style:name="P44" style:family="paragraph" style:parent-style-name="Exalted">
      <style:text-properties officeooo:rsid="00d9e54e" officeooo:paragraph-rsid="00db2625"/>
    </style:style>
    <style:style style:name="P45" style:family="paragraph" style:parent-style-name="Greater_20_Charm">
      <style:text-properties officeooo:paragraph-rsid="00dc6522"/>
    </style:style>
    <style:style style:name="P46" style:family="paragraph" style:parent-style-name="Greater_20_Charm">
      <style:text-properties officeooo:rsid="00db2625" officeooo:paragraph-rsid="00dd884e"/>
    </style:style>
    <style:style style:name="P47" style:family="paragraph" style:parent-style-name="Exalted">
      <style:text-properties officeooo:rsid="00db2625" officeooo:paragraph-rsid="00db2625"/>
    </style:style>
    <style:style style:name="P48" style:family="paragraph" style:parent-style-name="Exalted">
      <style:text-properties officeooo:paragraph-rsid="00dfee17"/>
    </style:style>
    <style:style style:name="P49" style:family="paragraph" style:parent-style-name="Exalted">
      <style:text-properties officeooo:rsid="00c5fb1d" officeooo:paragraph-rsid="00c5fb1d"/>
    </style:style>
    <style:style style:name="P50" style:family="paragraph" style:parent-style-name="Greater_20_Charm">
      <style:text-properties officeooo:rsid="00c5fb1d" officeooo:paragraph-rsid="00e980b6"/>
    </style:style>
    <style:style style:name="P51" style:family="paragraph" style:parent-style-name="Greater_20_Charm">
      <style:text-properties officeooo:rsid="00c5fb1d" officeooo:paragraph-rsid="01009b61"/>
    </style:style>
    <style:style style:name="P52" style:family="paragraph" style:parent-style-name="Greater_20_Charm">
      <style:paragraph-properties fo:break-before="column"/>
      <style:text-properties officeooo:rsid="00c5fb1d" officeooo:paragraph-rsid="010377a9"/>
    </style:style>
    <style:style style:name="P53" style:family="paragraph" style:parent-style-name="Exalted">
      <style:text-properties officeooo:rsid="00c5fb1d" officeooo:paragraph-rsid="011c6dfa"/>
    </style:style>
    <style:style style:name="P54" style:family="paragraph" style:parent-style-name="Greater_20_Charm">
      <style:text-properties officeooo:rsid="00c5fb1d" officeooo:paragraph-rsid="011c6dfa"/>
    </style:style>
    <style:style style:name="P55" style:family="paragraph" style:parent-style-name="Exalted">
      <style:text-properties officeooo:paragraph-rsid="00ebd236"/>
    </style:style>
    <style:style style:name="P56" style:family="paragraph" style:parent-style-name="Exalted">
      <style:text-properties officeooo:rsid="00ed6b03" officeooo:paragraph-rsid="00ed6b03"/>
    </style:style>
    <style:style style:name="P57" style:family="paragraph" style:parent-style-name="Exalted">
      <style:text-properties officeooo:rsid="00eeef45" officeooo:paragraph-rsid="00f10175"/>
    </style:style>
    <style:style style:name="P58" style:family="paragraph" style:parent-style-name="Exalted">
      <style:text-properties officeooo:rsid="00eeef45" officeooo:paragraph-rsid="010377a9"/>
    </style:style>
    <style:style style:name="P59" style:family="paragraph" style:parent-style-name="Exalted">
      <style:text-properties officeooo:rsid="00eeef45" officeooo:paragraph-rsid="01047c31"/>
    </style:style>
    <style:style style:name="P60" style:family="paragraph" style:parent-style-name="Exalted">
      <style:text-properties officeooo:rsid="00eeef45" officeooo:paragraph-rsid="0107d981"/>
    </style:style>
    <style:style style:name="P61" style:family="paragraph" style:parent-style-name="Exalted">
      <style:text-properties fo:font-weight="normal" officeooo:rsid="00eeef45" officeooo:paragraph-rsid="00eeef45" style:font-weight-asian="normal" style:font-weight-complex="normal"/>
    </style:style>
    <style:style style:name="P62" style:family="paragraph" style:parent-style-name="Exalted">
      <style:text-properties fo:font-weight="normal" officeooo:rsid="00eeef45" officeooo:paragraph-rsid="00f5ec6a" style:font-weight-asian="normal" style:font-weight-complex="normal"/>
    </style:style>
    <style:style style:name="P63" style:family="paragraph" style:parent-style-name="Exalted">
      <style:text-properties fo:font-weight="normal" officeooo:rsid="00eeef45" officeooo:paragraph-rsid="00f9e10a" style:font-weight-asian="normal" style:font-weight-complex="normal"/>
    </style:style>
    <style:style style:name="P64" style:family="paragraph" style:parent-style-name="Exalted">
      <style:text-properties fo:font-weight="normal" officeooo:rsid="00f1b71d" officeooo:paragraph-rsid="00f1b71d" style:font-weight-asian="normal" style:font-weight-complex="normal"/>
    </style:style>
    <style:style style:name="P65" style:family="paragraph" style:parent-style-name="Exalted">
      <style:text-properties fo:font-weight="normal" officeooo:rsid="00f5ec6a" officeooo:paragraph-rsid="00f5ec6a" style:font-weight-asian="normal" style:font-weight-complex="normal"/>
    </style:style>
    <style:style style:name="P66" style:family="paragraph" style:parent-style-name="Exalted">
      <style:text-properties fo:font-weight="normal" officeooo:rsid="00f3a4af" officeooo:paragraph-rsid="00f3a4af" style:font-weight-asian="normal" style:font-weight-complex="normal"/>
    </style:style>
    <style:style style:name="P67" style:family="paragraph" style:parent-style-name="Exalted">
      <style:text-properties fo:font-weight="normal" officeooo:rsid="00f9e10a" officeooo:paragraph-rsid="00f9e10a" style:font-weight-asian="normal" style:font-weight-complex="normal"/>
    </style:style>
    <style:style style:name="P68" style:family="paragraph" style:parent-style-name="Exalted">
      <style:text-properties fo:font-weight="normal" officeooo:rsid="01047c31" officeooo:paragraph-rsid="01047c31" style:language-asian="zh" style:country-asian="CN" style:font-weight-asian="normal" style:language-complex="hi" style:country-complex="IN" style:font-weight-complex="normal"/>
    </style:style>
    <style:style style:name="P69" style:family="paragraph" style:parent-style-name="Exalted">
      <style:text-properties fo:font-weight="normal" officeooo:rsid="00eeef45" officeooo:paragraph-rsid="010b65f7" style:language-asian="zh" style:country-asian="CN" style:font-weight-asian="normal" style:language-complex="hi" style:country-complex="IN" style:font-weight-complex="normal"/>
    </style:style>
    <style:style style:name="P70" style:family="paragraph" style:parent-style-name="Exalted">
      <style:text-properties fo:font-weight="normal" officeooo:rsid="010cc963" officeooo:paragraph-rsid="010cc963" style:language-asian="zh" style:country-asian="CN" style:font-weight-asian="normal" style:language-complex="hi" style:country-complex="IN" style:font-weight-complex="normal"/>
    </style:style>
    <style:style style:name="P71" style:family="paragraph" style:parent-style-name="Exalted">
      <style:text-properties fo:font-weight="normal" officeooo:rsid="0107d981" officeooo:paragraph-rsid="0107d981" style:language-asian="zh" style:country-asian="CN" style:font-weight-asian="normal" style:language-complex="hi" style:country-complex="IN" style:font-weight-complex="normal"/>
    </style:style>
    <style:style style:name="P72" style:family="paragraph" style:parent-style-name="Exalted">
      <style:text-properties officeooo:paragraph-rsid="00f10175"/>
    </style:style>
    <style:style style:name="P73" style:family="paragraph" style:parent-style-name="Exalted">
      <style:text-properties officeooo:rsid="00f4ce97" officeooo:paragraph-rsid="00f4ce97"/>
    </style:style>
    <style:style style:name="P74" style:family="paragraph" style:parent-style-name="Exalted">
      <style:text-properties officeooo:paragraph-rsid="00e7b372"/>
    </style:style>
    <style:style style:name="P75" style:family="paragraph" style:parent-style-name="Exalted">
      <style:text-properties officeooo:rsid="00ffd953" officeooo:paragraph-rsid="00ffd953"/>
    </style:style>
    <style:style style:name="P76" style:family="paragraph" style:parent-style-name="Exalted">
      <style:text-properties officeooo:paragraph-rsid="01009b61"/>
    </style:style>
    <style:style style:name="P77" style:family="paragraph" style:parent-style-name="Exalted">
      <style:text-properties officeooo:rsid="01009b61" officeooo:paragraph-rsid="01009b61"/>
    </style:style>
    <style:style style:name="P78" style:family="paragraph" style:parent-style-name="Exalted">
      <style:text-properties officeooo:rsid="010247a6" officeooo:paragraph-rsid="010247a6"/>
    </style:style>
    <style:style style:name="P79" style:family="paragraph" style:parent-style-name="Exalted">
      <style:text-properties officeooo:rsid="010247a6" officeooo:paragraph-rsid="010247a6" style:language-asian="zh" style:country-asian="CN" style:language-complex="hi" style:country-complex="IN"/>
    </style:style>
    <style:style style:name="P80" style:family="paragraph" style:parent-style-name="Exalted">
      <style:text-properties officeooo:rsid="01028fef" officeooo:paragraph-rsid="01028fef"/>
    </style:style>
    <style:style style:name="P81" style:family="paragraph" style:parent-style-name="Exalted">
      <style:text-properties officeooo:rsid="01047c31" officeooo:paragraph-rsid="01047c31"/>
    </style:style>
    <style:style style:name="P82" style:family="paragraph" style:parent-style-name="Exalted">
      <style:text-properties officeooo:paragraph-rsid="0114d043"/>
    </style:style>
    <style:style style:name="P83" style:family="paragraph" style:parent-style-name="Exalted">
      <style:text-properties officeooo:rsid="011b3883" officeooo:paragraph-rsid="011b3883"/>
    </style:style>
    <style:style style:name="P84" style:family="paragraph" style:parent-style-name="Exalted">
      <style:text-properties officeooo:rsid="011e6107" officeooo:paragraph-rsid="011e6107"/>
    </style:style>
    <style:style style:name="P85" style:family="paragraph" style:parent-style-name="Exalted">
      <style:text-properties officeooo:rsid="011f9f79" officeooo:paragraph-rsid="011f9f79"/>
    </style:style>
    <style:style style:name="P86" style:family="paragraph" style:parent-style-name="Exalted">
      <style:text-properties officeooo:rsid="00eeef45" officeooo:paragraph-rsid="01224b5d"/>
    </style:style>
    <style:style style:name="P87" style:family="paragraph" style:parent-style-name="Exalted">
      <style:text-properties officeooo:rsid="00eeef45" officeooo:paragraph-rsid="012ee36b"/>
    </style:style>
    <style:style style:name="P88" style:family="paragraph" style:parent-style-name="Exalted">
      <style:text-properties officeooo:rsid="00eeef45" officeooo:paragraph-rsid="01323f02"/>
    </style:style>
    <style:style style:name="P89" style:family="paragraph" style:parent-style-name="Exalted">
      <style:text-properties officeooo:rsid="00eeef45" officeooo:paragraph-rsid="01349f5e"/>
    </style:style>
    <style:style style:name="P90" style:family="paragraph" style:parent-style-name="Exalted">
      <style:text-properties officeooo:rsid="01285513" officeooo:paragraph-rsid="01285513"/>
    </style:style>
    <style:style style:name="P91" style:family="paragraph" style:parent-style-name="Exalted">
      <style:text-properties officeooo:rsid="012ee36b" officeooo:paragraph-rsid="012ee36b"/>
    </style:style>
    <style:style style:name="P92" style:family="paragraph" style:parent-style-name="Exalted">
      <style:text-properties officeooo:rsid="0130cb3a" officeooo:paragraph-rsid="0130cb3a"/>
    </style:style>
    <style:style style:name="P93" style:family="paragraph" style:parent-style-name="Exalted">
      <style:text-properties officeooo:rsid="01323f02" officeooo:paragraph-rsid="01323f02"/>
    </style:style>
    <style:style style:name="P94" style:family="paragraph" style:parent-style-name="Exalted">
      <style:text-properties officeooo:rsid="01323f02" officeooo:paragraph-rsid="013415ae"/>
    </style:style>
    <style:style style:name="P95" style:family="paragraph" style:parent-style-name="Exalted">
      <style:text-properties officeooo:rsid="01349f5e" officeooo:paragraph-rsid="01349f5e"/>
    </style:style>
    <style:style style:name="P96" style:family="paragraph" style:parent-style-name="Exalted">
      <style:text-properties fo:font-style="normal" fo:font-weight="normal" officeooo:rsid="00eeef45" officeooo:paragraph-rsid="01356344" style:language-asian="zh" style:country-asian="CN" style:font-style-asian="normal" style:font-weight-asian="normal" style:language-complex="hi" style:country-complex="IN" style:font-style-complex="normal" style:font-weight-complex="normal"/>
    </style:style>
    <style:style style:name="P97" style:family="paragraph" style:parent-style-name="Exalted">
      <style:text-properties fo:font-style="normal" fo:font-weight="normal" officeooo:rsid="01356344" officeooo:paragraph-rsid="01356344" style:language-asian="zh" style:country-asian="CN" style:font-style-asian="normal" style:font-weight-asian="normal" style:language-complex="hi" style:country-complex="IN" style:font-style-complex="normal" style:font-weight-complex="normal"/>
    </style:style>
    <style:style style:name="P98" style:family="paragraph" style:parent-style-name="Exalted">
      <style:text-properties fo:font-style="normal" fo:font-weight="normal" officeooo:rsid="0136beba" officeooo:paragraph-rsid="0136beba" style:language-asian="zh" style:country-asian="CN" style:font-style-asian="normal" style:font-weight-asian="normal" style:language-complex="hi" style:country-complex="IN" style:font-style-complex="normal" style:font-weight-complex="normal"/>
    </style:style>
    <style:style style:name="P99" style:family="paragraph" style:parent-style-name="Greater_20_Charm">
      <style:paragraph-properties fo:break-before="column"/>
    </style:style>
    <style:style style:name="P100" style:family="paragraph">
      <style:text-properties style:language-asian="zh" style:country-asian="CN" style:language-complex="hi" style:country-complex="IN"/>
    </style:style>
    <style:style style:name="P101" style:family="paragraph" style:parent-style-name="Heading_20_2">
      <style:text-properties officeooo:rsid="00d9e54e" officeooo:paragraph-rsid="00d9e54e"/>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dfee17" officeooo:paragraph-rsid="00dfee17"/>
    </style:style>
    <style:style style:name="P104" style:family="paragraph" style:parent-style-name="Heading_20_2">
      <style:paragraph-properties fo:break-before="page"/>
      <style:text-properties officeooo:rsid="0114d043" officeooo:paragraph-rsid="0114d043"/>
    </style:style>
    <style:style style:name="P105" style:family="paragraph" style:parent-style-name="Heading_20_3">
      <style:text-properties officeooo:rsid="00a39c22" officeooo:paragraph-rsid="00a39c22"/>
    </style:style>
    <style:style style:name="P106" style:family="paragraph" style:parent-style-name="Heading_20_3">
      <style:text-properties officeooo:rsid="00a4fdf9" officeooo:paragraph-rsid="00a4fdf9"/>
    </style:style>
    <style:style style:name="P107" style:family="paragraph" style:parent-style-name="Heading_20_3">
      <style:text-properties officeooo:rsid="00b458b2" officeooo:paragraph-rsid="00db2625"/>
    </style:style>
    <style:style style:name="P108" style:family="paragraph" style:parent-style-name="Heading_20_3">
      <style:text-properties officeooo:rsid="00b458b2" officeooo:paragraph-rsid="00b458b2"/>
    </style:style>
    <style:style style:name="P109" style:family="paragraph" style:parent-style-name="Heading_20_3">
      <style:text-properties officeooo:rsid="00b458b2" officeooo:paragraph-rsid="00f10175"/>
    </style:style>
    <style:style style:name="P110" style:family="paragraph" style:parent-style-name="Heading_20_3">
      <style:text-properties officeooo:rsid="00bdc5c7" officeooo:paragraph-rsid="00bdc5c7"/>
    </style:style>
    <style:style style:name="P111" style:family="paragraph" style:parent-style-name="Heading_20_3">
      <style:text-properties officeooo:paragraph-rsid="00bda86a"/>
    </style:style>
    <style:style style:name="P112" style:family="paragraph" style:parent-style-name="Heading_20_3">
      <style:text-properties officeooo:paragraph-rsid="00c93eff"/>
    </style:style>
    <style:style style:name="P113" style:family="paragraph" style:parent-style-name="Heading_20_3">
      <style:text-properties officeooo:paragraph-rsid="00c34eab"/>
    </style:style>
    <style:style style:name="P114" style:family="paragraph" style:parent-style-name="Heading_20_3">
      <style:text-properties officeooo:paragraph-rsid="00ea3f45"/>
    </style:style>
    <style:style style:name="P115" style:family="paragraph" style:parent-style-name="Heading_20_3">
      <style:text-properties officeooo:rsid="00f10175" officeooo:paragraph-rsid="00f10175"/>
    </style:style>
    <style:style style:name="P116" style:family="paragraph" style:parent-style-name="Heading_20_3">
      <style:text-properties officeooo:rsid="00f5ec6a" officeooo:paragraph-rsid="00f5ec6a"/>
    </style:style>
    <style:style style:name="P117" style:family="paragraph" style:parent-style-name="Heading_20_3">
      <style:text-properties officeooo:rsid="00f9e10a" officeooo:paragraph-rsid="00f9e10a"/>
    </style:style>
    <style:style style:name="P118" style:family="paragraph" style:parent-style-name="Heading_20_3">
      <style:text-properties officeooo:rsid="00fb5529" officeooo:paragraph-rsid="00fb5529"/>
    </style:style>
    <style:style style:name="P119" style:family="paragraph" style:parent-style-name="Heading_20_3">
      <style:text-properties officeooo:rsid="0107d981" officeooo:paragraph-rsid="0107d981"/>
    </style:style>
    <style:style style:name="P120" style:family="paragraph" style:parent-style-name="Heading_20_3">
      <style:text-properties officeooo:rsid="0109a710" officeooo:paragraph-rsid="0109a710"/>
    </style:style>
    <style:style style:name="P121" style:family="paragraph" style:parent-style-name="Heading_20_3">
      <style:text-properties officeooo:rsid="010377a9" officeooo:paragraph-rsid="010377a9"/>
    </style:style>
    <style:style style:name="P122" style:family="paragraph" style:parent-style-name="Heading_20_3">
      <style:text-properties officeooo:rsid="010b65f7" officeooo:paragraph-rsid="010b65f7"/>
    </style:style>
    <style:style style:name="P123" style:family="paragraph" style:parent-style-name="Heading_20_3">
      <style:text-properties officeooo:rsid="010dce8e" officeooo:paragraph-rsid="010dce8e"/>
    </style:style>
    <style:style style:name="P124" style:family="paragraph" style:parent-style-name="Heading_20_3">
      <style:text-properties officeooo:rsid="011c6dfa" officeooo:paragraph-rsid="011c6dfa"/>
    </style:style>
    <style:style style:name="P125" style:family="paragraph" style:parent-style-name="Heading_20_3">
      <style:text-properties officeooo:rsid="0126f0ea" officeooo:paragraph-rsid="0126f0ea"/>
    </style:style>
    <style:style style:name="P126" style:family="paragraph" style:parent-style-name="Heading_20_3">
      <style:text-properties officeooo:rsid="012ee36b" officeooo:paragraph-rsid="012ee36b"/>
    </style:style>
    <style:style style:name="P127" style:family="paragraph" style:parent-style-name="Heading_20_3">
      <style:text-properties officeooo:rsid="01323f02" officeooo:paragraph-rsid="01323f02"/>
    </style:style>
    <style:style style:name="P128" style:family="paragraph" style:parent-style-name="Heading_20_3">
      <style:text-properties officeooo:rsid="01349f5e" officeooo:paragraph-rsid="01349f5e"/>
    </style:style>
    <style:style style:name="P129" style:family="paragraph" style:parent-style-name="Heading_20_3">
      <style:text-properties officeooo:rsid="01356344" officeooo:paragraph-rsid="01356344"/>
    </style:style>
    <style:style style:name="T1" style:family="text">
      <style:text-properties fo:language="en" fo:country="US" fo:font-style="normal" officeooo:rsid="04b3be64" style:language-asian="zh" style:country-asian="CN" style:font-style-asian="normal" style:language-complex="hi" style:country-complex="IN" style:font-style-complex="normal"/>
    </style:style>
    <style:style style:name="T2" style:family="text">
      <style:text-properties style:language-asian="zh" style:country-asian="CN" style:language-complex="hi" style:country-complex="IN"/>
    </style:style>
    <style:style style:name="T3" style:family="text">
      <style:text-properties officeooo:rsid="00b5cf44" style:language-asian="zh" style:country-asian="CN" style:language-complex="hi" style:country-complex="IN"/>
    </style:style>
    <style:style style:name="T4" style:family="text">
      <style:text-properties officeooo:rsid="00baf1e5" style:language-asian="zh" style:country-asian="CN" style:language-complex="hi" style:country-complex="IN"/>
    </style:style>
    <style:style style:name="T5" style:family="text">
      <style:text-properties officeooo:rsid="011f9f79" style:language-asian="zh" style:country-asian="CN" style:language-complex="hi" style:country-complex="IN"/>
    </style:style>
    <style:style style:name="T6" style:family="text">
      <style:text-properties officeooo:rsid="01212003" style:language-asian="zh" style:country-asian="CN" style:language-complex="hi" style:country-complex="IN"/>
    </style:style>
    <style:style style:name="T7" style:family="text">
      <style:text-properties officeooo:rsid="0122dbe5" style:language-asian="zh" style:country-asian="CN" style:language-complex="hi" style:country-complex="IN"/>
    </style:style>
    <style:style style:name="T8" style:family="text">
      <style:text-properties officeooo:rsid="0125bcd8" style:language-asian="zh" style:country-asian="CN" style:language-complex="hi" style:country-complex="IN"/>
    </style:style>
    <style:style style:name="T9" style:family="text">
      <style:text-properties officeooo:rsid="012c7e3f" style:language-asian="zh" style:country-asian="CN" style:language-complex="hi" style:country-complex="IN"/>
    </style:style>
    <style:style style:name="T10" style:family="text">
      <style:text-properties officeooo:rsid="012d1fbc" style:language-asian="zh" style:country-asian="CN" style:language-complex="hi" style:country-complex="IN"/>
    </style:style>
    <style:style style:name="T11" style:family="text">
      <style:text-properties officeooo:rsid="009626b9"/>
    </style:style>
    <style:style style:name="T12" style:family="text">
      <style:text-properties officeooo:rsid="00963321"/>
    </style:style>
    <style:style style:name="T13" style:family="text">
      <style:text-properties officeooo:rsid="0096dad8"/>
    </style:style>
    <style:style style:name="T14" style:family="text">
      <style:text-properties officeooo:rsid="0099f8e2"/>
    </style:style>
    <style:style style:name="T15" style:family="text">
      <style:text-properties officeooo:rsid="009ad9f5"/>
    </style:style>
    <style:style style:name="T16" style:family="text">
      <style:text-properties officeooo:rsid="009b474d"/>
    </style:style>
    <style:style style:name="T17" style:family="text">
      <style:text-properties officeooo:rsid="009eed71"/>
    </style:style>
    <style:style style:name="T18" style:family="text">
      <style:text-properties officeooo:rsid="00a092f8"/>
    </style:style>
    <style:style style:name="T19" style:family="text">
      <style:text-properties fo:font-style="italic" style:font-style-asian="italic" style:font-style-complex="italic"/>
    </style:style>
    <style:style style:name="T20" style:family="text">
      <style:text-properties fo:font-style="italic" officeooo:rsid="00bd9fba" style:font-style-asian="italic" style:font-style-complex="italic"/>
    </style:style>
    <style:style style:name="T21" style:family="text">
      <style:text-properties fo:font-style="italic" officeooo:rsid="00c9ceee" style:font-style-asian="italic" style:font-style-complex="italic"/>
    </style:style>
    <style:style style:name="T22" style:family="text">
      <style:text-properties fo:font-style="italic" officeooo:rsid="00db2625" style:font-style-asian="italic" style:font-style-complex="italic"/>
    </style:style>
    <style:style style:name="T23" style:family="text">
      <style:text-properties fo:font-style="italic" officeooo:rsid="00debdc0" style:font-style-asian="italic" style:font-style-complex="italic"/>
    </style:style>
    <style:style style:name="T24" style:family="text">
      <style:text-properties fo:font-style="italic" fo:font-weight="normal" officeooo:rsid="00c0e6d7"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b6b6a7" style:font-style-asian="normal" style:font-style-complex="normal"/>
    </style:style>
    <style:style style:name="T27" style:family="text">
      <style:text-properties fo:font-style="normal" officeooo:rsid="00bd9fba" style:font-style-asian="normal" style:font-style-complex="normal"/>
    </style:style>
    <style:style style:name="T28" style:family="text">
      <style:text-properties fo:font-style="normal" officeooo:rsid="00db2625" style:font-style-asian="normal" style:font-style-complex="normal"/>
    </style:style>
    <style:style style:name="T29" style:family="text">
      <style:text-properties fo:font-style="normal" officeooo:rsid="00dd27de" style:font-style-asian="normal" style:font-style-complex="normal"/>
    </style:style>
    <style:style style:name="T30" style:family="text">
      <style:text-properties fo:font-style="normal" officeooo:rsid="00ada5a9" style:font-style-asian="normal" style:font-style-complex="normal"/>
    </style:style>
    <style:style style:name="T31" style:family="text">
      <style:text-properties fo:font-style="normal" officeooo:rsid="00e65a4a" style:font-style-asian="normal" style:font-style-complex="normal"/>
    </style:style>
    <style:style style:name="T32" style:family="text">
      <style:text-properties fo:font-style="normal" fo:font-weight="normal" officeooo:rsid="00c0e6d7" style:font-style-asian="normal" style:font-weight-asian="normal" style:font-style-complex="normal" style:font-weight-complex="normal"/>
    </style:style>
    <style:style style:name="T33" style:family="text">
      <style:text-properties fo:font-style="normal" fo:font-weight="bold" officeooo:rsid="00db2625" style:font-style-asian="normal" style:font-weight-asian="bold" style:font-style-complex="normal" style:font-weight-complex="bold"/>
    </style:style>
    <style:style style:name="T34" style:family="text">
      <style:text-properties fo:font-style="normal" officeooo:rsid="00b5cf44" style:language-asian="zh" style:country-asian="CN" style:font-style-asian="normal" style:language-complex="hi" style:country-complex="IN" style:font-style-complex="normal"/>
    </style:style>
    <style:style style:name="T35" style:family="text">
      <style:text-properties officeooo:rsid="00a27222"/>
    </style:style>
    <style:style style:name="T36" style:family="text">
      <style:text-properties officeooo:rsid="00ada5a9"/>
    </style:style>
    <style:style style:name="T37" style:family="text">
      <style:text-properties officeooo:rsid="00af18bf"/>
    </style:style>
    <style:style style:name="T38" style:family="text">
      <style:text-properties officeooo:rsid="00af6264"/>
    </style:style>
    <style:style style:name="T39" style:family="text">
      <style:text-properties officeooo:rsid="00b392ea"/>
    </style:style>
    <style:style style:name="T40" style:family="text">
      <style:text-properties fo:font-weight="bold" style:font-weight-asian="bold" style:font-weight-complex="bold"/>
    </style:style>
    <style:style style:name="T41" style:family="text">
      <style:text-properties fo:font-weight="bold" officeooo:rsid="00d8de1f" style:font-weight-asian="bold" style:font-weight-complex="bold"/>
    </style:style>
    <style:style style:name="T42" style:family="text">
      <style:text-properties fo:font-weight="bold" style:language-asian="zh" style:country-asian="CN" style:font-weight-asian="bold" style:language-complex="hi" style:country-complex="IN" style:font-weight-complex="bold"/>
    </style:style>
    <style:style style:name="T43" style:family="text">
      <style:text-properties fo:font-weight="bold" officeooo:rsid="012b4356" style:language-asian="zh" style:country-asian="CN" style:font-weight-asian="bold" style:language-complex="hi" style:country-complex="IN" style:font-weight-complex="bold"/>
    </style:style>
    <style:style style:name="T44" style:family="text">
      <style:text-properties fo:font-weight="bold" officeooo:rsid="013415ae" style:language-asian="zh" style:country-asian="CN" style:font-weight-asian="bold" style:language-complex="hi" style:country-complex="IN" style:font-weight-complex="bold"/>
    </style:style>
    <style:style style:name="T45" style:family="text">
      <style:text-properties officeooo:rsid="00b40dd8"/>
    </style:style>
    <style:style style:name="T46" style:family="text">
      <style:text-properties officeooo:rsid="00b458b2"/>
    </style:style>
    <style:style style:name="T47" style:family="text">
      <style:text-properties officeooo:rsid="00b5b0ef"/>
    </style:style>
    <style:style style:name="T48" style:family="text">
      <style:text-properties officeooo:rsid="00b6b6a7"/>
    </style:style>
    <style:style style:name="T49" style:family="text">
      <style:text-properties officeooo:rsid="00b8713c"/>
    </style:style>
    <style:style style:name="T50" style:family="text">
      <style:text-properties officeooo:rsid="00b9cc24"/>
    </style:style>
    <style:style style:name="T51" style:family="text">
      <style:text-properties officeooo:rsid="00baf1e5"/>
    </style:style>
    <style:style style:name="T52" style:family="text">
      <style:text-properties officeooo:rsid="00bbdc7e"/>
    </style:style>
    <style:style style:name="T53" style:family="text">
      <style:text-properties officeooo:rsid="00bda86a"/>
    </style:style>
    <style:style style:name="T54" style:family="text">
      <style:text-properties officeooo:rsid="00bdc5c7"/>
    </style:style>
    <style:style style:name="T55" style:family="text">
      <style:text-properties fo:font-weight="normal" style:font-weight-asian="normal" style:font-weight-complex="normal"/>
    </style:style>
    <style:style style:name="T56" style:family="text">
      <style:text-properties fo:font-weight="normal" officeooo:rsid="00bdc5c7" style:font-weight-asian="normal" style:font-weight-complex="normal"/>
    </style:style>
    <style:style style:name="T57" style:family="text">
      <style:text-properties fo:font-weight="normal" officeooo:rsid="00ebd236" style:font-weight-asian="normal" style:font-weight-complex="normal"/>
    </style:style>
    <style:style style:name="T58" style:family="text">
      <style:text-properties fo:font-weight="normal" officeooo:rsid="00f10175" style:font-weight-asian="normal" style:font-weight-complex="normal"/>
    </style:style>
    <style:style style:name="T59" style:family="text">
      <style:text-properties fo:font-weight="normal" officeooo:rsid="00f1b71d" style:font-weight-asian="normal" style:font-weight-complex="normal"/>
    </style:style>
    <style:style style:name="T60" style:family="text">
      <style:text-properties fo:font-weight="normal" officeooo:rsid="010377a9" style:font-weight-asian="normal" style:font-weight-complex="normal"/>
    </style:style>
    <style:style style:name="T61" style:family="text">
      <style:text-properties fo:font-weight="normal" officeooo:rsid="01047c31" style:font-weight-asian="normal" style:font-weight-complex="normal"/>
    </style:style>
    <style:style style:name="T62" style:family="text">
      <style:text-properties fo:font-weight="normal" style:language-asian="zh" style:country-asian="CN" style:font-weight-asian="normal" style:language-complex="hi" style:country-complex="IN" style:font-weight-complex="normal"/>
    </style:style>
    <style:style style:name="T63" style:family="text">
      <style:text-properties fo:font-weight="normal" officeooo:rsid="01047c31" style:language-asian="zh" style:country-asian="CN" style:font-weight-asian="normal" style:language-complex="hi" style:country-complex="IN" style:font-weight-complex="normal"/>
    </style:style>
    <style:style style:name="T64" style:family="text">
      <style:text-properties fo:font-weight="normal" officeooo:rsid="00ebd236" style:language-asian="zh" style:country-asian="CN" style:font-weight-asian="normal" style:language-complex="hi" style:country-complex="IN" style:font-weight-complex="normal"/>
    </style:style>
    <style:style style:name="T65" style:family="text">
      <style:text-properties fo:font-weight="normal" officeooo:rsid="0106265f" style:language-asian="zh" style:country-asian="CN" style:font-weight-asian="normal" style:language-complex="hi" style:country-complex="IN" style:font-weight-complex="normal"/>
    </style:style>
    <style:style style:name="T66" style:family="text">
      <style:text-properties fo:font-weight="normal" officeooo:rsid="012a0fb6" style:language-asian="zh" style:country-asian="CN" style:font-weight-asian="normal" style:language-complex="hi" style:country-complex="IN" style:font-weight-complex="normal"/>
    </style:style>
    <style:style style:name="T67" style:family="text">
      <style:text-properties fo:font-weight="normal" officeooo:rsid="012b4356" style:language-asian="zh" style:country-asian="CN" style:font-weight-asian="normal" style:language-complex="hi" style:country-complex="IN" style:font-weight-complex="normal"/>
    </style:style>
    <style:style style:name="T68" style:family="text">
      <style:text-properties fo:font-weight="normal" officeooo:rsid="012ee36b" style:language-asian="zh" style:country-asian="CN" style:font-weight-asian="normal" style:language-complex="hi" style:country-complex="IN" style:font-weight-complex="normal"/>
    </style:style>
    <style:style style:name="T69" style:family="text">
      <style:text-properties fo:font-weight="normal" officeooo:rsid="0130cb3a" style:language-asian="zh" style:country-asian="CN" style:font-weight-asian="normal" style:language-complex="hi" style:country-complex="IN" style:font-weight-complex="normal"/>
    </style:style>
    <style:style style:name="T70" style:family="text">
      <style:text-properties fo:font-weight="normal" officeooo:rsid="01323f02" style:language-asian="zh" style:country-asian="CN" style:font-weight-asian="normal" style:language-complex="hi" style:country-complex="IN" style:font-weight-complex="normal"/>
    </style:style>
    <style:style style:name="T71" style:family="text">
      <style:text-properties fo:font-weight="normal" officeooo:rsid="013415ae" style:language-asian="zh" style:country-asian="CN" style:font-weight-asian="normal" style:language-complex="hi" style:country-complex="IN" style:font-weight-complex="normal"/>
    </style:style>
    <style:style style:name="T72" style:family="text">
      <style:text-properties fo:font-weight="normal" officeooo:rsid="01349f5e" style:language-asian="zh" style:country-asian="CN" style:font-weight-asian="normal" style:language-complex="hi" style:country-complex="IN" style:font-weight-complex="normal"/>
    </style:style>
    <style:style style:name="T73" style:family="text">
      <style:text-properties fo:font-weight="normal" officeooo:rsid="01356344" style:language-asian="zh" style:country-asian="CN" style:font-weight-asian="normal" style:language-complex="hi" style:country-complex="IN" style:font-weight-complex="normal"/>
    </style:style>
    <style:style style:name="T74" style:family="text">
      <style:text-properties officeooo:rsid="00c0e6d7"/>
    </style:style>
    <style:style style:name="T75" style:family="text">
      <style:text-properties officeooo:rsid="00c1611c"/>
    </style:style>
    <style:style style:name="T76" style:family="text">
      <style:text-properties officeooo:rsid="00c4fbc3"/>
    </style:style>
    <style:style style:name="T77" style:family="text">
      <style:text-properties officeooo:rsid="00c5fb1d"/>
    </style:style>
    <style:style style:name="T78" style:family="text">
      <style:text-properties officeooo:rsid="00d9e54e"/>
    </style:style>
    <style:style style:name="T79" style:family="text">
      <style:text-properties officeooo:rsid="00db2625"/>
    </style:style>
    <style:style style:name="T80" style:family="text">
      <style:text-properties officeooo:rsid="00e386ab"/>
    </style:style>
    <style:style style:name="T81" style:family="text">
      <style:text-properties officeooo:rsid="00ebd236"/>
    </style:style>
    <style:style style:name="T82" style:family="text">
      <style:text-properties officeooo:rsid="00ef5749"/>
    </style:style>
    <style:style style:name="T83" style:family="text">
      <style:text-properties officeooo:rsid="00f10175"/>
    </style:style>
    <style:style style:name="T84" style:family="text">
      <style:text-properties officeooo:rsid="00f3a4af"/>
    </style:style>
    <style:style style:name="T85" style:family="text">
      <style:text-properties officeooo:rsid="00f5ec6a"/>
    </style:style>
    <style:style style:name="T86" style:family="text">
      <style:text-properties officeooo:rsid="00f76fdc"/>
    </style:style>
    <style:style style:name="T87" style:family="text">
      <style:text-properties officeooo:rsid="00f9e10a"/>
    </style:style>
    <style:style style:name="T88" style:family="text">
      <style:text-properties officeooo:rsid="00fa2a89"/>
    </style:style>
    <style:style style:name="T89" style:family="text">
      <style:text-properties officeooo:rsid="00fb5529"/>
    </style:style>
    <style:style style:name="T90" style:family="text">
      <style:text-properties officeooo:rsid="00ff6b1d"/>
    </style:style>
    <style:style style:name="T91" style:family="text">
      <style:text-properties officeooo:rsid="01009b61"/>
    </style:style>
    <style:style style:name="T92" style:family="text">
      <style:text-properties officeooo:rsid="010247a6"/>
    </style:style>
    <style:style style:name="T93" style:family="text">
      <style:text-properties officeooo:rsid="010377a9"/>
    </style:style>
    <style:style style:name="T94" style:family="text">
      <style:text-properties officeooo:rsid="010b65f7"/>
    </style:style>
    <style:style style:name="T95" style:family="text">
      <style:text-properties officeooo:rsid="010cc963"/>
    </style:style>
    <style:style style:name="T96" style:family="text">
      <style:text-properties officeooo:rsid="010dce8e"/>
    </style:style>
    <style:style style:name="T97" style:family="text">
      <style:text-properties officeooo:rsid="0111c0ae"/>
    </style:style>
    <style:style style:name="T98" style:family="text">
      <style:text-properties officeooo:rsid="01120ce6"/>
    </style:style>
    <style:style style:name="T99" style:family="text">
      <style:text-properties officeooo:rsid="0112f04a"/>
    </style:style>
    <style:style style:name="T100" style:family="text">
      <style:text-properties officeooo:rsid="0114d043"/>
    </style:style>
    <style:style style:name="T101" style:family="text">
      <style:text-properties officeooo:rsid="011c6dfa"/>
    </style:style>
    <style:style style:name="T102" style:family="text">
      <style:text-properties officeooo:rsid="0124b5e6"/>
    </style:style>
    <style:style style:name="T103" style:family="text">
      <style:text-properties officeooo:rsid="012501d3"/>
    </style:style>
    <style:style style:name="T104" style:family="text">
      <style:text-properties officeooo:rsid="0130074a"/>
    </style:style>
    <style:style style:name="T105" style:family="text">
      <style:text-properties officeooo:rsid="01356344"/>
    </style:style>
    <style:style style:name="T106" style:family="text">
      <style:text-properties officeooo:rsid="0136beba"/>
    </style:style>
    <style:style style:name="T107" style:family="text">
      <style:text-properties officeooo:rsid="01387a2e"/>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P3">Martial Arts <text:span text:style-name="T11">are sets of Powers </text:span><text:span text:style-name="T12">that are wholly dedicated to the art of war. While </text:span><text:span text:style-name="T13">there may be some limited use outside of the battlefield, those uses will be secondary and at the ruling of the Storyteller.</text:span></text:p>
        <text:h text:style-name="P105" text:outline-level="3">Sources</text:h>
        <text:p text:style-name="P4"><text:span text:style-name="T14">Martial Arts, as opposed to other sources of Power, </text:span><text:span text:style-name="T15">have more restrictions on how the powers may be purchased. </text:span><text:span text:style-name="T16">Martial Arts are </text:span><text:span text:style-name="T17">specific, techniques that are codified, named, and t</text:span><text:span text:style-name="T18">rained as knowledge passed from teacher to student.</text:span></text:p>
        <text:p text:style-name="P5">Martial Arts Techniques <text:span text:style-name="T19">must</text:span><text:span text:style-name="T25"> be learned in the order presented, starting with the Form Technique, and a Player should be able to point to a specific mentor (typically a Merit) that they have learned the techniques from.</text:span></text:p>
        <table:table table:name="Table3" table:style-name="Table3">
          <table:table-column table:style-name="Table3.A"/>
          <table:table-row table:style-name="Table3.1">
            <table:table-cell table:style-name="Table3.A1" office:value-type="string">
              <text:p text:style-name="P7">Mortals and Martial Arts</text:p>
              <text:p text:style-name="P6">Mortals have a proud tradition of teaching and practicing the Martial Arts presented, but they <text:span text:style-name="T35">do not have the Essence required to utilize the techniques to their full extent.</text:span></text:p>
              <text:p text:style-name="P8">Even the rare Heroic Mortal Master may be able to empower the Lesser Techniques, but they would not be able to use the Greater or Capstone Techniques intended.</text:p>
              <text:p text:style-name="P8">Instead, they learn the motions of the techniques, without the power behind it. It does have a marked benefit to them, but not on the scale of the Exalted, and so is not mechanically represented.</text:p>
              <text:p text:style-name="P8">If, as a Storyteller, you wish to show this benefit, you may grant a +2 dice bonus to mortals to related actions while using their Martial Arts.</text:p>
            </table:table-cell>
          </table:table-row>
        </table:table>
        <text:h text:style-name="P106" text:outline-level="3">Form Technique</text:h>
        <text:p text:style-name="P9">The first Technique of a Martial Arts is always the style’s Form, which details out the way a practitioner moves and acts during combat, and the bonuses they get from doing so.</text:p>
        <text:p text:style-name="P39">When combat starts, characters immediately drop into their Form stance—it is instinctual and the same as readying weapons. They do not need to take a specific action to do so.</text:p>
        <text:p text:style-name="P9">Form Techniques are <text:span text:style-name="T19">mutually exclusive</text:span><text:span text:style-name="T25">, you cannot have more than one active at a time. As well, any Style techniques may </text:span><text:span text:style-name="T19">only</text:span><text:span text:style-name="T25"> be used while in its Style Form—you cannot be in Tiger Form and use Snake Style Techniques, for example.</text:span></text:p>
        <text:p text:style-name="P10">If you know more than one Martial Arts style, switching form styles is a diceless Maneuver.</text:p>
        <text:p text:style-name="P12">For<text:span text:style-name="T39">m</text:span> <text:span text:style-name="T39">Abilities</text:span></text:p>
        <text:p text:style-name="P14">The Martial Arts will draw upon and enhance <text:span text:style-name="T19">associated Abilities </text:span>for its techniques. <text:span text:style-name="T45">Performing the Martial Arts without training in these abilities is unadvised. <text:s/>Some Styles will even rely on Supernatural Abilities, such as shapeshifting, and cannot be taken if the character does not have access to the associated ability.</text:span></text:p>
        <text:p text:style-name="P11">For<text:span text:style-name="T39">m</text:span> Armor <text:span text:style-name="T39">and Weapons</text:span></text:p>
        <text:p text:style-name="P13">Form Styles restrict what sorts of weapons and armor the Stylist uses—after all, it would be all but impossible to take the light, dancing maneuvers of Snake Style in restrictive Heavy Plate!</text:p>
        <text:p text:style-name="P15">As well, the Martial Arts Style <text:span text:style-name="T39">may </text:span><text:span text:style-name="T46">require Unarmed or Ranged weapons to perform </text:span><text:span text:style-name="T50">their actions. <text:s/>The weight class or bonuses of a weapon are not restricted, only the presence of one </text:span><text:span text:style-name="T78">and that they are compatible with the </text:span></text:p>
        <text:p text:style-name="P16">As well, the Martial Arts will often detail of the shape and type of weapon used during combat. This is simply a suggestion to what the Martial Arts should look like.</text:p>
        <text:h text:style-name="P101" text:outline-level="2">Fists of the Street Style</text:h>
        <text:p text:style-name="P43"><text:span text:style-name="T40">Abilities</text:span> <text:tab/>Brawl<text:line-break/><text:span text:style-name="T40">Armor</text:span><text:tab/><text:tab/>Unarmored, <text:span text:style-name="T79">Light</text:span><text:line-break/><text:span text:style-name="T41">Weapons</text:span><text:tab/>Unarmed</text:p>
        <text:p text:style-name="P44">There is one <text:span text:style-name="T79">Martial Arts Style that </text:span><text:span text:style-name="T22">does not</text:span><text:span text:style-name="T28"> require a mentor—or rather, the mentor is simply the rough teacher that is </text:span><text:span text:style-name="T31">life on</text:span><text:span text:style-name="T28"> Creation herself. <text:s/>Many of her inhabitants will learn a psuedo-style of fighting that naturally enhances their own attacks and defense. This is (often derogatorily) called the “Fists of the Street” Style—even though there is little unifying facets of the style.</text:span></text:p>
        <text:p text:style-name="P47"><text:span text:style-name="T25">This Martial Arts is unique in that has no techniques </text:span><text:span text:style-name="T29">past the Form</text:span><text:span text:style-name="T25">. However, it is a favorite among those who wish to become an unarmed champion with little effort.</text:span></text:p>
        <text:p text:style-name="P46"><text:span text:style-name="T30">Lesser </text:span><text:span text:style-name="T25">Techniques</text:span></text:p>
        <text:h text:style-name="P107" text:outline-level="3"><text:span text:style-name="T79">Fists of the Street</text:span> Form</text:h>
        <text:p text:style-name="P44"><text:span text:style-name="T33">Type:</text:span><text:span text:style-name="T28"> </text:span><text:span text:style-name="T34">Form</text:span></text:p>
        <text:p text:style-name="P17">The Stylist takes on a stance that they themselves have honed over countless battles, their hardened body ready to take on anything thrown at them.</text:p>
        <text:p text:style-name="P17">Your unarmed Strikes become as strong as either Light or Medium weapons, while retaining their Natural tag. <text:s/>As well, you gain +1 Soak.</text:p>
        <text:h text:style-name="P102" text:outline-level="2">Snake Style</text:h>
        <text:p text:style-name="P42"><text:span text:style-name="T40">Abilities</text:span> <text:tab/>Brawl, <text:span text:style-name="T39">Athletics</text:span><text:line-break/><text:span text:style-name="T40">Armor</text:span><text:tab/><text:tab/>Unarmored, Light<text:line-break/><text:span text:style-name="T41">Weapons</text:span><text:tab/>Unarmed <text:span text:style-name="T39">(Hand Needles)</text:span></text:p>
        <text:p text:style-name="P27"><text:span text:style-name="T48">Snake stylists use quick, precise strikes, disrupting Chakras and the flow of their targets motions. </text:span><text:span text:style-name="T47">T</text:span><text:span text:style-name="T48">hey prey on those that are slower than them.</text:span> Masters can even deliver paralyzing poisonous Essence through their fingertips, or through specialized hollow hand needles.</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 <text:span text:style-name="T49">Masters know how to use simply their bare fingers for this style.</text:span></text:p>
        <text:p text:style-name="P90">Hand needles have no mechanical benefit.</text:p>
        <text:p text:style-name="P45"><text:span text:style-name="T36">Lesser </text:span>Techniques</text:p>
        <text:h text:style-name="P108" text:outline-level="3">Snake Form</text:h>
        <text:p text:style-name="P25"><text:span text:style-name="T40">Type:</text:span> <text:span text:style-name="T3">Form</text:span></text:p>
        <text:p text:style-name="P26">The stylist takes on the form of the ever-ready, unpredictable snake, one hand open and ready, and their body sinuous, flexible, and with unpredictable motion.</text:p>
        <text:p text:style-name="P33"><text:span text:style-name="T48">Gain +1 Evasion. Additionally, </text:span><text:span text:style-name="T52">by spending 1m</text:span><text:span text:style-name="T48"> you may </text:span><text:span text:style-name="T20">choose</text:span><text:span text:style-name="T26"> when to act during a Round, interrupting </text:span><text:span text:style-name="T27">between character turns. </text:span><text:span text:style-name="T1">However, this will cause you to take 1 action instead of 2.</text:span></text:p>
        <text:h text:style-name="Heading_20_3" text:outline-level="3">Armor-Penetrating Fang</text:h>
        <text:p text:style-name="P28"><text:span text:style-name="T40">Type:</text:span> Supplemental<text:line-break/><text:span text:style-name="T40">Cost:</text:span> 1m</text:p>
        <text:p text:style-name="P28">The Stylist knows how to precisely strike to deliver their devastating results, whether it be between joints in armor or in targeted weak spots.</text:p>
        <text:p text:style-name="P28"><text:span text:style-name="T51">Make a Brawl Strike vs. Evasion.</text:span><text:span text:style-name="T4"> If you miss, you still deal Glancing damage so long as you roll at least 1 success.</text:span></text:p>
        <text:h text:style-name="P110" text:outline-level="3">Bindings of the Serpent</text:h>
        <text:p text:style-name="P31"><text:span text:style-name="T40">Type:</text:span> <text:span text:style-name="T54">Supplemental</text:span><text:line-break/><text:span text:style-name="T40">Cost:</text:span> <text:span text:style-name="T56">2</text:span><text:span text:style-name="T54">a</text:span></text:p>
        <text:p text:style-name="P32">The serpent within uncoils in a brilliant flash of essence, striking at those whom are unready.</text:p>
        <text:p text:style-name="P34"><text:span text:style-name="T74">Perform a Brawl Strike against a target whom </text:span><text:span text:style-name="T24">has not acted</text:span><text:span text:style-name="T32"> yet in this Round. If you hit, immediately deal +(Essence) additional damage, and bind the target, preventing them from moving. They must expend a Contested Maneuver against your (Dexterity + Athletics) to escape the ever-moving coils.</text:span></text:p>
        <text:p text:style-name="P41">Greater Techniques</text:p>
        <text:h text:style-name="P111" text:outline-level="3">Countless Coils Evasion</text:h>
        <text:p text:style-name="P29"><text:span text:style-name="T40">Type:</text:span> <text:span text:style-name="T75">Reflexive</text:span><text:line-break/><text:span text:style-name="T40">Cost:</text:span> <text:span text:style-name="T75">2a</text:span></text:p>
        <text:p text:style-name="P35">The Stylist is ever moving, nearly impossible to pin down nor target with attacks.</text:p>
        <text:p text:style-name="P35">After being hit, roll (Dexterity + Athletics). <text:span text:style-name="T23">This roll cannot be boosted by any means</text:span>. Reduce the amount of damage you take by the number of rolled successes. If you reduce the amount to 0, the attack is considered to have not hit in the first place.</text:p>
        <text:h text:style-name="P112" text:outline-level="3">Crippling Pressure-Point Strike</text:h>
        <text:p text:style-name="P38"><text:span text:style-name="T40">Type:</text:span> Supplemental; <text:span text:style-name="T76">Scene</text:span><text:line-break/><text:span text:style-name="T40">Cost:</text:span> <text:span text:style-name="T53">2</text:span>m</text:p>
        <text:p text:style-name="P30">With a rapid succession of strikes, the Stylist targets nerve clusters and pressure points with startling precision and with enough force to completely numb a limb.</text:p>
        <text:p text:style-name="P38"><text:span text:style-name="T53">Perform a (Dexterity + Brawl) vs. Evasion Maneuver against a target </text:span><text:span text:style-name="T21">whom has not acted yet this Round</text:span><text:span text:style-name="T53">. If you successfully hit, paralyze a limb for the remainder of the Scene. They suffer (-2) on all actions that would normally use such a limb—representing them using their non-dominant hand for attacks, for example.</text:span></text:p>
        <text:p text:style-name="P40"><text:span text:style-name="T37">Capston</text:span><text:span text:style-name="T38">e</text:span> Technique</text:p>
        <text:h text:style-name="P113" text:outline-level="3">Essence Venom Strike</text:h>
        <text:p text:style-name="P36"><text:span text:style-name="T40">Type:</text:span> <text:span text:style-name="T76">Supplemental; </text:span><text:span text:style-name="T77">Week</text:span><text:line-break/><text:span text:style-name="T40">Cost:</text:span> <text:span text:style-name="T76">4</text:span><text:span text:style-name="T75">a</text:span></text:p>
        <text:p text:style-name="P37">Vile venom fills the soul of the Serpent stylist, ready to be injected into their prey.</text:p>
        <text:p text:style-name="P37">Once per Week, you may deliver an envenomed blow on a target with a Brawl Strike. So long as you hit—even with a glancing blow—the target becomes poisoned, ensuring a most assured death—if not now, then later.</text:p>
        <text:p text:style-name="P37">Each turn that the target takes action, they lose 3 Health. Should they manage to survive through the end of combat, they will still <text:span text:style-name="T77">slowly lose their Health, and become unable to regain it through normal rest. <text:s/>A Scale 2 Medicine Project must be undertaken to cure the toxin, or by Cheating Death.</text:span></text:p>
        <text:p text:style-name="P49">The same target cannot be repeatedly be envenomed in the same Season.</text:p>
        <text:h text:style-name="P103" text:outline-level="2">Tiger Style</text:h>
        <text:p text:style-name="P48"><text:span text:style-name="T40">Abilities</text:span> <text:tab/>Brawl, <text:span text:style-name="T80">Athletics</text:span><text:line-break/><text:span text:style-name="T40">Armor</text:span><text:tab/><text:tab/>Unarmored, Light<text:line-break/><text:span text:style-name="T41">Weapons</text:span><text:tab/><text:span text:style-name="T90">Unarmed, Fist Weapons</text:span></text:p>
        <text:p text:style-name="P74">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75">The path of the Tiger follows the life of the great cat—the young are quick, agile, and reflexive, while as they age they become terrifying predators with immense damage—but never losing the agility of their young selves.</text:p>
        <text:p text:style-name="P75">Tiger Stylists are known to be brutal teachers, focusing on outcome and results rather than pleasantries and inner peace. The style has therefore developed a bit of a dour reputation—often used in theatrical productions to show cruel villains or terrifying overloards.</text:p>
        <text:p text:style-name="P50"><text:span text:style-name="T36">Lesser </text:span>Techniques</text:p>
        <text:h text:style-name="P109" text:outline-level="3"><text:span text:style-name="T83">Tiger</text:span> Form</text:h>
        <text:p text:style-name="P72"><text:span text:style-name="T40">Type:</text:span> <text:span text:style-name="T3">Form</text:span></text:p>
        <text:p text:style-name="P73"><text:span text:style-name="T3">T</text:span><text:span text:style-name="T2">he Tiger Stylist is ever ready, no matter the terrain or their position. They do not need to roll to cross unsteady or moving terrain, and never suffer penalties from being knocked down.</text:span></text:p>
        <text:h text:style-name="P114" text:outline-level="3">Retreating Momentum</text:h>
        <text:p text:style-name="P55"><text:span text:style-name="T40">Type:</text:span> <text:span text:style-name="T81">Reflexive</text:span><text:line-break/><text:span text:style-name="T40">Cost:</text:span> <text:span text:style-name="T82">1</text:span><text:span text:style-name="T57">m</text:span></text:p>
        <text:p text:style-name="P56"><text:span text:style-name="T57">W</text:span><text:span text:style-name="T55">hen attacked, the Stylist whirls around and uses the momentum of the incoming attack to propel themselves backwards.</text:span></text:p>
        <text:p text:style-name="P61">On an incoming attack, reduce the damage received by 3. However, you are knocked-back a range band, at the discretion of the attacker.</text:p>
        <text:h text:style-name="P115" text:outline-level="3">Crimson Leaping Cat</text:h>
        <text:p text:style-name="P57"><text:span text:style-name="T40">Type:</text:span><text:span text:style-name="T55"> </text:span><text:span text:style-name="T58">Supplemental</text:span><text:span text:style-name="T55"><text:line-break/></text:span><text:span text:style-name="T40">Cost:</text:span><text:span text:style-name="T55"> </text:span><text:span text:style-name="T59">2</text:span><text:span text:style-name="T57">m</text:span></text:p>
        <text:p text:style-name="P64">Leaping from afar, <text:span text:style-name="T84">the Stylist crashes into their opponent with immense rage and fury, bringing the fury of the Tiger upon their target.</text:span></text:p>
        <text:p text:style-name="P66">This technique must be used on the same Turn in which you move towards the opponent. Supplement a Decisive Strike, dealing (+3/2) damage and stunning the target on a hit.</text:p>
        <text:p text:style-name="P41"><text:span text:style-name="T86">Greater</text:span><text:span text:style-name="T36"> </text:span>Techniques</text:p>
        <text:h text:style-name="P116" text:outline-level="3">Prey-Maiming Frenzy</text:h>
        <text:p text:style-name="P62"><text:span text:style-name="T40">Type:</text:span> <text:span text:style-name="T83">Supplemental</text:span><text:line-break/><text:span text:style-name="T40">Cost:</text:span> <text:span text:style-name="T87">2</text:span><text:span text:style-name="T85">a</text:span></text:p>
        <text:p text:style-name="P65">The Stylist channels the sheer strength of the Tiger, ravaging their opponent with frenzied, brutal strikes.</text:p>
        <text:p text:style-name="P65">Against any target that is stunned, paralyzed, or otherwise held in place, deal an extra (+<text:span text:style-name="T86">4</text:span>/<text:span text:style-name="T86">3</text:span>) damage.</text:p>
        <text:h text:style-name="P117" text:outline-level="3">Bone-Shattering Bite</text:h>
        <text:p text:style-name="P63"><text:span text:style-name="T40">Type:</text:span> <text:span text:style-name="T87">Reflexive</text:span><text:line-break/><text:span text:style-name="T40">Cost:</text:span> <text:span text:style-name="T87">3</text:span><text:span text:style-name="T85">a</text:span></text:p>
        <text:p text:style-name="P67">After delivering a successful Strike, the Stylist sinks their metaphorical teeth into the wound, shattering the bones of their target.</text:p>
        <text:p text:style-name="P67">So long as the target has lost at least 5 Health from one of your attacks (as calculated after all powers), you may disable a limb of the target by breaking a bone. <text:span text:style-name="T53"><text:s/></text:span><text:span text:style-name="T89">While that limb is broken, t</text:span><text:span text:style-name="T53">hey suffer (-2) on all actions that would normally use such a limb—representing them using their non-dominant hand for attacks, for example.</text:span></text:p>
        <text:p text:style-name="P67">Healing a broken bone faster than a year requires a Medicine Project of <text:span text:style-name="T88">S</text:span>cale 1.</text:p>
        <text:p text:style-name="P23"><text:span text:style-name="T37">Capston</text:span><text:span text:style-name="T38">e</text:span> Technique</text:p>
        <text:h text:style-name="P118" text:outline-level="3">Angry Predator Frenzy</text:h>
        <text:p text:style-name="P18"><text:span text:style-name="T40">Type:</text:span> <text:span text:style-name="T89">Permanent</text:span></text:p>
        <text:p text:style-name="P19">The tiger is the apex Predator of the jungle, stalker of all those around them. <text:span text:style-name="T97">Where they travel, others dare not walk in their footsteps—for the great tiger slinks roughly through the underbrush, </text:span><text:span text:style-name="T98">ready to strike.</text:span></text:p>
        <text:p text:style-name="P19">When in Tiger Form, add (+2) dice to any Athletics <text:span text:style-name="T99">rolls</text:span>, and add (+3/1) damage to their attacks.</text:p>
        <text:h text:style-name="P102" text:outline-level="2"><text:span text:style-name="T91">Single Point Shining into the Void</text:span> Style</text:h>
        <text:p text:style-name="P76"><text:span text:style-name="T40">Abilities</text:span> <text:tab/><text:span text:style-name="T91">Melee</text:span>, <text:span text:style-name="T91">Integrity</text:span><text:line-break/><text:span text:style-name="T40">Armor</text:span><text:tab/><text:tab/>Light, <text:span text:style-name="T91">Medium</text:span><text:line-break/><text:span text:style-name="T41">Weapons</text:span><text:tab/><text:span text:style-name="T91">Slashing Swords</text:span></text:p>
        <text:p text:style-name="P77">Those Stylists who choose to be a Single Point of light among <text:span text:style-name="T92">the</text:span> darkness <text:span text:style-name="T92">that reins in Creation</text:span> must dedicate themselves <text:span text:style-name="T92">to the purity of form itself. They must know their own inner truth before being inducted into this style—if they cannot bear the burden of their own self, they cannot bear the burden of the rest of the world on their shoulders.</text:span></text:p>
        <text:p text:style-name="P78">Stylists are known to be decisive, quick, and only move with purpose. Rarely do they even unsheathe their weapons except to deliver a singular, killing blow, only to return their pristine steel back as quickly as it is drawn.</text:p>
        <text:p text:style-name="P51"><text:span text:style-name="T36">Lesser </text:span>Techniques</text:p>
        <text:h text:style-name="Heading_20_3" text:outline-level="3"><text:span text:style-name="T91">Single Point Shining <text:line-break/>into the Void</text:span> Form</text:h>
        <text:p text:style-name="P76"><text:span text:style-name="T40">Type:</text:span> <text:span text:style-name="T3">Form</text:span></text:p>
        <text:p text:style-name="P79">The stylist does not draw their weapons without purpose. To not throw everything behind their attacks would be foolishly brandishing their weapon about.</text:p>
        <text:p text:style-name="P79">You may use both actions on your turn as Decisive Strikes. However, on your next turn you may only take Maneuvers.</text:p>
        <text:p text:style-name="P80"><text:span text:style-name="T2">As well, the Stylist always deals an extra (+1/1) damage to </text:span><text:a xlink:type="simple" xlink:href="#Creatures of Darkness" text:style-name="Internet_20_link" text:visited-style-name="Visited_20_Internet_20_Link">Creatures of Darkness</text:a><text:span text:style-name="T2">.</text:span></text:p>
        <text:h text:style-name="P119" text:outline-level="3">Gathering Light Concentration</text:h>
        <text:p text:style-name="P59"><text:span text:style-name="T42">Type:</text:span><text:span text:style-name="T62"> </text:span><text:span text:style-name="T63">Supplemental</text:span><text:span text:style-name="T62"><text:line-break/></text:span><text:span text:style-name="T42">Cost:</text:span><text:span text:style-name="T62"> </text:span><text:span text:style-name="T63">1</text:span><text:span text:style-name="T64">m</text:span></text:p>
        <text:p text:style-name="P81"><text:span text:style-name="T64">T</text:span><text:span text:style-name="T62">he posture of the Stylist shows the dedication to their craft, and even those who do not know of their reputation will understand quickly how to fear this creature.</text:span></text:p>
        <text:p text:style-name="P81"><text:span text:style-name="T62">Whenever using Melee on any Maneuver, such as Building Power or </text:span><text:span text:style-name="T65">I</text:span><text:span text:style-name="T62">ntimidation, gain (+2) dice to such efforts.</text:span></text:p>
        <text:h text:style-name="P120" text:outline-level="3">Shining Star Execution</text:h>
        <text:p text:style-name="P60"><text:span text:style-name="T42">Type:</text:span><text:span text:style-name="T62"> </text:span><text:span text:style-name="T63">Supplemental</text:span><text:span text:style-name="T62"><text:line-break/></text:span><text:span text:style-name="T42">Cost:</text:span><text:span text:style-name="T62"> </text:span><text:span text:style-name="T63">1</text:span><text:span text:style-name="T64">m</text:span></text:p>
        <text:p text:style-name="P71">The Stylist becomes a whirl of steel, flowing from one target to the next in a blur of motion that becomes impossible to predict.</text:p>
        <text:p text:style-name="P71">When attacking twice in a round, gain +2 dice and (+2/1) damage on your second attack, so long as you attack a different target than the first.</text:p>
        <text:p text:style-name="P52"><text:span text:style-name="T93">Greater</text:span><text:span text:style-name="T36"> </text:span><text:span text:style-name="T77">Techniques</text:span></text:p>
        <text:h text:style-name="P121" text:outline-level="3">Six-Demon Scabbard Binding</text:h>
        <text:p text:style-name="P58"><text:span text:style-name="T40">Type:</text:span><text:span text:style-name="T55"> </text:span><text:span text:style-name="T60">Reflexive</text:span><text:span text:style-name="T55"><text:line-break/></text:span><text:span text:style-name="T40">Cost:</text:span><text:span text:style-name="T55"> </text:span><text:span text:style-name="T61">3</text:span><text:span text:style-name="T57">m</text:span></text:p>
        <text:p text:style-name="P68">The Stylist knows the truth of their own soul, and also knows when those around them seek to twist it to their own bindings—even subconsciously.</text:p>
        <text:p text:style-name="P68">While in the heat of battle, actively roll (Wits + Integrity), with <text:s/>(Essence) extra dice, against any attempts to supernaturally warp, twist, shape, or otherwise change the mind, spirit, or body of the Stylist instead of using Resolve or any other specified defense.</text:p>
        <text:p text:style-name="P68">If the Stylist successfully defends against this attack with 3 successes more than their attacker, they may turn the attack back on their assailant.</text:p>
        <text:h text:style-name="P122" text:outline-level="3">Horizon-Swallowed Star Flash</text:h>
        <text:p text:style-name="P69"><text:span text:style-name="T40">Type:</text:span> <text:span text:style-name="T93">Reflexive</text:span><text:line-break/><text:span text:style-name="T40">Cost:</text:span> <text:span text:style-name="T95">3</text:span><text:span text:style-name="T94">a</text:span></text:p>
        <text:p text:style-name="P70">The stylist knows that, often, aggressors will drop their defenses in the moment of their unbridled rage present in an attack.</text:p>
        <text:p text:style-name="P70">When either defending another or being attacked directly, roll (Dexterity + Integrity) vs. the target’s Evasion. If you are successful, immediately deliver your Full Damage as a preemptive counterattack, <text:span text:style-name="T96">resolved </text:span>before the target has a chance to deliver their attack.</text:p>
        <text:p text:style-name="P24"><text:span text:style-name="T37">Capston</text:span><text:span text:style-name="T38">e</text:span> Technique</text:p>
        <text:h text:style-name="P123" text:outline-level="3">Blinding Nova Flare</text:h>
        <text:p text:style-name="P20"><text:span text:style-name="T40">Type:</text:span> <text:span text:style-name="T96">Simple</text:span><text:line-break/><text:span text:style-name="T40">Cost:</text:span> <text:span text:style-name="T96">4</text:span><text:span text:style-name="T94">a</text:span></text:p>
        <text:p text:style-name="P21">The Stylist strikes with overwhelming speed and spiritual prowess that erupts into a glowing sphere of destruction.</text:p>
        <text:p text:style-name="P22">Once per Scene, erupt into a brilliant nova of blinding light that resonates with your Exaltation. All foes in the scene who witness this eruption suffer (-2) dice on all their actions.</text:p>
        <text:p text:style-name="P22">As well, choose a target to focus your fury on, and roll contested (Wits + Integrity). If you succeed, their Evasion drops by (3) for the remainder of the fight, as you focus your inner soul on defeating them no matter the cost.</text:p>
        <text:h text:style-name="P104" text:outline-level="2">White Reaper Style</text:h>
        <text:p text:style-name="P82"><text:span text:style-name="T40">Abilities</text:span> <text:tab/><text:span text:style-name="T91">Melee, </text:span><text:span text:style-name="T104">Physique</text:span><text:line-break/><text:span text:style-name="T40">Armor</text:span><text:tab/><text:tab/><text:span text:style-name="T100">Any</text:span><text:line-break/><text:span text:style-name="T41">Weapons</text:span><text:tab/><text:span text:style-name="T100">Scythes, Polearms, Staves</text:span></text:p>
        <text:p text:style-name="P83">The origins of the White Reaper style lays with the humble farmers, who took up their instruments of craft to face the innumerable hordes of Wyld troops that sought to destroy and defile their land, their livelihoods, and their lives. Despite all odds, they managed to turn the tides, keeping their lands from the flood of the Wyld.</text:p>
        <text:p text:style-name="P83">To this day, the White Reaper Style stands as a testament of th<text:span text:style-name="T101">e strong spirit of those that are typically powerless, and how one may stand against a seemingly endless wave of enemies. It is particularly popular among Lunars </text:span><text:span text:style-name="T102">of the northeastern </text:span><text:span text:style-name="T103">cities</text:span><text:span text:style-name="T101">, who have perfected the style into its current form.</text:span></text:p>
        <text:p text:style-name="P54"><text:span text:style-name="T36">Lesser </text:span>Techniques</text:p>
        <text:h text:style-name="P124" text:outline-level="3">White Reaper Form</text:h>
        <text:p text:style-name="P53"><text:span text:style-name="T40">Type:</text:span> <text:span text:style-name="T3">Form</text:span></text:p>
        <text:p text:style-name="P84"><text:span text:style-name="T3">T</text:span><text:span text:style-name="T2">he Reaper </text:span><text:span text:style-name="T5">stands strong against a thousand faceless hoards, empowered by the uneven odds as a misty white halo of energy coalesces around them with every strike.</text:span></text:p>
        <text:p text:style-name="P85"><text:span text:style-name="T2">Gain (+2) accuracy and (+2/1) </text:span><text:span text:style-name="T8">damage</text:span><text:span text:style-name="T2"> on Strikes against Battle Groups. As well, whenever you successfully Strike a Battle Group, immediately gain 1 Anima. You </text:span><text:span text:style-name="T6">a</text:span><text:span text:style-name="T2">lso gain 1 Anima every time an</text:span><text:span text:style-name="T7">y</text:span><text:span text:style-name="T2"> enemy is defeated </text:span><text:span text:style-name="T9">by your </text:span><text:span text:style-name="T10">Strike.</text:span></text:p>
        <text:h text:style-name="P125" text:outline-level="3">Falling Scythe Flash</text:h>
        <text:p text:style-name="P86"><text:span text:style-name="T42">Type:</text:span><text:span text:style-name="T62"> </text:span><text:span text:style-name="T66">Reflexive</text:span><text:span text:style-name="T62"><text:line-break/></text:span><text:span text:style-name="T42">Cost:</text:span><text:span text:style-name="T62"> </text:span><text:span text:style-name="T63">1</text:span><text:span text:style-name="T64">m</text:span></text:p>
        <text:p text:style-name="P90"><text:span text:style-name="T64">T</text:span><text:span text:style-name="T62">he Strikes of a White Reaper do not </text:span><text:span text:style-name="T66">fall except for the purpose of harvesting their foes. <text:s/>Deal an extra (Strength)/2 damage on Full Hit. Against Battle Groups, </text:span><text:span text:style-name="T67">instead deal an extra (Strength) damage.</text:span></text:p>
        <text:h text:style-name="P126" text:outline-level="3">Revolving Crescent Defense</text:h>
        <text:p text:style-name="P87"><text:span text:style-name="T43">Type:</text:span><text:span text:style-name="T67"> </text:span><text:span text:style-name="T68">Permanent</text:span></text:p>
        <text:p text:style-name="P91"><text:span text:style-name="T64">T</text:span><text:span text:style-name="T62">he Stylist whirls their scythe in a complex </text:span><text:span text:style-name="T69">pattern of moving steel and wood, providing a parry against all that would strike against them.</text:span></text:p>
        <text:p text:style-name="P92"><text:span text:style-name="T62">Gain Parry, a third defense, which is calculated as (Strength + Melee)/2.</text:span></text:p>
        <text:p text:style-name="P41"><text:span text:style-name="T2">Greater Techniques</text:span></text:p>
        <text:h text:style-name="P127" text:outline-level="3">Enemies Like Grass</text:h>
        <text:p text:style-name="P88"><text:span text:style-name="T42">Type:</text:span><text:span text:style-name="T62"> </text:span><text:span text:style-name="T72">Simple</text:span><text:span text:style-name="T62"><text:line-break/></text:span><text:span text:style-name="T42">Cost:</text:span><text:span text:style-name="T62"> </text:span><text:span text:style-name="T70">(2a per target)</text:span></text:p>
        <text:p text:style-name="P93"><text:span text:style-name="T62">As the corona of blinding white light surrounds the Stylist, they lash out and strike at all whom dare stand in their way, halos of light erupting and crashing into their foes.</text:span></text:p>
        <text:p text:style-name="P94"><text:span text:style-name="T62">You may target up to (Essence) foes, </text:span><text:span text:style-name="T71">spending 2 </text:span><text:span text:style-name="T73">A</text:span><text:span text:style-name="T71">nima per target. These targets may be</text:span><text:span text:style-name="T62"> in </text:span><text:span text:style-name="T71">the same and/or adjacent Zones. Lash out and attack them with a singular roll, gaining (+2) accuracy, and (+3/2) damage.</text:span></text:p>
        <text:h text:style-name="P128" text:outline-level="3">Snow Follows Winter</text:h>
        <text:p text:style-name="P89"><text:span text:style-name="T44">Type:</text:span><text:span text:style-name="T71"> </text:span><text:span text:style-name="T72">Simple</text:span><text:span text:style-name="T71"><text:line-break/></text:span><text:span text:style-name="T44">Cost:</text:span><text:span text:style-name="T71"> </text:span><text:span text:style-name="T72">(1a per 3hp)</text:span></text:p>
        <text:p text:style-name="P95"><text:span text:style-name="T62">The Stylist knows that combat against an endless horde is one of attrition, and constantly reinforces them with the energy harvested from the fallen.</text:span></text:p>
        <text:p text:style-name="P95"><text:span text:style-name="T62">Immediately pull in a white halo of light from fallen foes into yourself—gaining 3 health for every 1 </text:span><text:span text:style-name="T73">A</text:span><text:span text:style-name="T62">nima spent.</text:span></text:p>
        <text:p text:style-name="Greater_20_Charm">Capstone<text:span text:style-name="T2"> Technique</text:span></text:p>
        <text:h text:style-name="P129" text:outline-level="3">Greatest Killer Attitude</text:h>
        <text:p text:style-name="P96"><text:span text:style-name="T40">Type:</text:span> <text:span text:style-name="T105">Permanent</text:span></text:p>
        <text:p text:style-name="P97">The flow and ebb of battle becomes ingrained into the Stylist, <text:span text:style-name="T106">and the energies stolen from fallen enemies bolsters the swath of death, fueling the cold inevitability of battle. <text:s/></text:span><text:span text:style-name="T107">The White corona of death surrounds the stylist, draping them further and further into the agent of the End.</text:span></text:p>
        <text:p text:style-name="P98">Each time a foe or Battle Group is defeated, gain (+2 acc), (+1/1) damage until the end of the Sce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adornments="Regular" style:font-charset="x-symbol"/>
    <style:font-face style:name="OpenSymbol1" svg:font-family="OpenSymbol" style:font-family-generic="roman" style:font-pitch="variable"/>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master-page-name="">
      <style:paragraph-properties fo:margin-top="0in" fo:margin-bottom="0.1965in" style:contextual-spacing="false" style:page-number="auto" fo:padding="0in" fo:border-left="none" fo:border-right="none" fo:border-top="none" fo:border-bottom="0.74pt solid #000000" text:number-lines="false" text:line-number="0">
        <style:tab-stops/>
      </style:paragraph-properties>
      <style:text-properties style:use-window-font-color="true" loext:opacity="0%"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2-01-01T14:50:08.852000000</dc:date>
    <meta:editing-cycles>274</meta:editing-cycles>
    <meta:editing-duration>P2DT2H58M3S</meta:editing-duration>
    <meta:generator>LibreOffice/7.2.4.1$Windows_X86_64 LibreOffice_project/27d75539669ac387bb498e35313b970b7fe9c4f9</meta:generator>
    <meta:document-statistic meta:table-count="1" meta:image-count="0" meta:object-count="0" meta:page-count="5" meta:paragraph-count="165" meta:word-count="2839" meta:character-count="16900" meta:non-whitespace-character-count="14222"/>
  </office:meta>
</office:document-meta>
</file>